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line-height="150%"/>
      <style:text-properties style:font-name="Arial" style:font-name-complex="Arial" fo:font-size="12pt" style:font-size-asian="12pt" style:font-size-complex="12pt"/>
    </style:style>
    <style:style style:name="P2" style:parent-style-name="Normal" style:family="paragraph">
      <style:paragraph-properties fo:line-height="150%"/>
      <style:text-properties style:font-name="Arial" style:font-name-complex="Arial" fo:font-size="12pt" style:font-size-asian="12pt" style:font-size-complex="12pt"/>
    </style:style>
    <style:style style:name="P3" style:parent-style-name="Normal" style:family="paragraph">
      <style:paragraph-properties fo:line-height="150%"/>
      <style:text-properties style:font-name="Arial" style:font-name-complex="Arial" fo:font-size="12pt" style:font-size-asian="12pt" style:font-size-complex="12pt"/>
    </style:style>
    <style:style style:name="P4" style:parent-style-name="Normal" style:family="paragraph">
      <style:paragraph-properties fo:line-height="150%"/>
      <style:text-properties style:font-name="Arial" style:font-name-complex="Arial" fo:font-size="12pt" style:font-size-asian="12pt" style:font-size-complex="12pt"/>
    </style:style>
    <style:style style:name="P5" style:parent-style-name="Normal" style:family="paragraph">
      <style:paragraph-properties fo:line-height="150%"/>
      <style:text-properties style:font-name="Arial" style:font-name-complex="Arial" fo:font-size="12pt" style:font-size-asian="12pt" style:font-size-complex="12pt"/>
    </style:style>
    <style:style style:name="P6" style:parent-style-name="Normal" style:family="paragraph">
      <style:paragraph-properties fo:line-height="150%"/>
      <style:text-properties style:font-name="Arial" style:font-name-complex="Arial" fo:font-size="12pt" style:font-size-asian="12pt" style:font-size-complex="12pt"/>
    </style:style>
    <style:style style:name="P7" style:parent-style-name="Normal" style:family="paragraph">
      <style:paragraph-properties fo:line-height="150%"/>
      <style:text-properties style:font-name="Arial" style:font-name-complex="Arial" fo:font-size="12pt" style:font-size-asian="12pt" style:font-size-complex="12pt"/>
    </style:style>
    <style:style style:name="P8" style:parent-style-name="Normal" style:family="paragraph">
      <style:paragraph-properties fo:line-height="150%"/>
      <style:text-properties style:font-name="Arial" style:font-name-complex="Arial" fo:font-size="12pt" style:font-size-asian="12pt" style:font-size-complex="12pt"/>
    </style:style>
    <style:style style:name="P9" style:parent-style-name="Normal" style:family="paragraph">
      <style:paragraph-properties fo:line-height="150%"/>
      <style:text-properties style:font-name="Arial" style:font-name-complex="Arial" fo:font-size="12pt" style:font-size-asian="12pt" style:font-size-complex="12pt"/>
    </style:style>
    <style:style style:name="P10" style:parent-style-name="Normal" style:family="paragraph">
      <style:paragraph-properties fo:line-height="150%"/>
      <style:text-properties style:font-name="Arial" style:font-name-complex="Arial" fo:font-size="12pt" style:font-size-asian="12pt" style:font-size-complex="12pt"/>
    </style:style>
    <style:style style:name="P11" style:parent-style-name="Normal" style:family="paragraph">
      <style:paragraph-properties fo:line-height="150%"/>
      <style:text-properties style:font-name="Arial" style:font-name-complex="Arial" fo:font-size="12pt" style:font-size-asian="12pt" style:font-size-complex="12pt"/>
    </style:style>
    <style:style style:name="P12" style:parent-style-name="Normal" style:family="paragraph">
      <style:paragraph-properties fo:line-height="150%"/>
      <style:text-properties style:font-name="Arial" style:font-name-complex="Arial" fo:font-size="12pt" style:font-size-asian="12pt" style:font-size-complex="12pt"/>
    </style:style>
    <style:style style:name="P13" style:parent-style-name="Normal" style:family="paragraph">
      <style:paragraph-properties fo:line-height="150%"/>
      <style:text-properties style:font-name="Arial" style:font-name-complex="Arial" fo:font-size="12pt" style:font-size-asian="12pt" style:font-size-complex="12pt"/>
    </style:style>
    <style:style style:name="P14" style:parent-style-name="Normal" style:family="paragraph">
      <style:paragraph-properties fo:line-height="150%"/>
      <style:text-properties style:font-name="Arial" style:font-name-complex="Arial" fo:font-size="12pt" style:font-size-asian="12pt" style:font-size-complex="12pt"/>
    </style:style>
    <style:style style:name="P15" style:parent-style-name="Normal" style:family="paragraph">
      <style:paragraph-properties fo:line-height="150%"/>
      <style:text-properties style:font-name="Arial" style:font-name-complex="Arial" fo:font-size="12pt" style:font-size-asian="12pt" style:font-size-complex="12pt"/>
    </style:style>
    <style:style style:name="P16" style:parent-style-name="Normal" style:family="paragraph">
      <style:paragraph-properties fo:line-height="150%"/>
      <style:text-properties style:font-name="Arial" style:font-name-complex="Arial" fo:font-size="12pt" style:font-size-asian="12pt" style:font-size-complex="12pt"/>
    </style:style>
    <style:style style:name="P17" style:parent-style-name="Normal" style:family="paragraph">
      <style:paragraph-properties fo:line-height="150%"/>
      <style:text-properties style:font-name="Arial" style:font-name-complex="Arial" fo:font-size="12pt" style:font-size-asian="12pt" style:font-size-complex="12pt"/>
    </style:style>
    <style:style style:name="P18" style:parent-style-name="Normal" style:family="paragraph">
      <style:paragraph-properties fo:line-height="150%"/>
      <style:text-properties style:font-name="Arial" style:font-name-complex="Arial" fo:font-size="12pt" style:font-size-asian="12pt" style:font-size-complex="12pt"/>
    </style:style>
    <style:style style:name="P19" style:parent-style-name="Normal" style:family="paragraph">
      <style:paragraph-properties fo:line-height="150%"/>
      <style:text-properties style:font-name="Arial" style:font-name-complex="Arial" fo:font-size="12pt" style:font-size-asian="12pt" style:font-size-complex="12pt"/>
    </style:style>
    <style:style style:name="P20" style:parent-style-name="Normal" style:family="paragraph">
      <style:paragraph-properties fo:line-height="150%"/>
      <style:text-properties style:font-name="Arial" style:font-name-complex="Arial" fo:font-size="12pt" style:font-size-asian="12pt" style:font-size-complex="12pt"/>
    </style:style>
    <style:style style:name="P21" style:parent-style-name="Normal" style:family="paragraph">
      <style:paragraph-properties fo:line-height="150%"/>
      <style:text-properties style:font-name="Arial" style:font-name-complex="Arial" fo:font-size="12pt" style:font-size-asian="12pt" style:font-size-complex="12pt"/>
    </style:style>
    <style:style style:name="P22" style:parent-style-name="Normal" style:family="paragraph">
      <style:paragraph-properties fo:line-height="150%"/>
      <style:text-properties style:font-name="Arial" style:font-name-complex="Arial" fo:font-size="12pt" style:font-size-asian="12pt" style:font-size-complex="12pt"/>
    </style:style>
    <style:style style:name="P23" style:parent-style-name="Normal" style:family="paragraph">
      <style:paragraph-properties fo:line-height="150%"/>
      <style:text-properties style:font-name="Arial" style:font-name-complex="Arial" fo:font-size="12pt" style:font-size-asian="12pt" style:font-size-complex="12pt"/>
    </style:style>
    <style:style style:name="P24" style:parent-style-name="Normal" style:family="paragraph">
      <style:paragraph-properties fo:line-height="150%"/>
      <style:text-properties style:font-name="Arial" style:font-name-complex="Arial" fo:font-size="12pt" style:font-size-asian="12pt" style:font-size-complex="12pt"/>
    </style:style>
    <style:style style:name="P25" style:parent-style-name="Normal" style:family="paragraph">
      <style:paragraph-properties fo:line-height="150%"/>
      <style:text-properties style:font-name="Arial" style:font-name-complex="Arial" fo:font-size="12pt" style:font-size-asian="12pt" style:font-size-complex="12pt"/>
    </style:style>
    <style:style style:name="P26" style:parent-style-name="Normal" style:family="paragraph">
      <style:paragraph-properties fo:line-height="150%"/>
      <style:text-properties style:font-name="Arial" style:font-name-complex="Arial" fo:font-size="12pt" style:font-size-asian="12pt" style:font-size-complex="12pt"/>
    </style:style>
    <style:style style:name="P27" style:parent-style-name="Normal" style:family="paragraph">
      <style:paragraph-properties fo:line-height="150%"/>
      <style:text-properties style:font-name="Arial" style:font-name-complex="Arial" fo:font-size="12pt" style:font-size-asian="12pt" style:font-size-complex="12pt"/>
    </style:style>
    <style:style style:name="P28" style:parent-style-name="Normal" style:family="paragraph">
      <style:paragraph-properties fo:line-height="150%"/>
      <style:text-properties style:font-name="Arial" style:font-name-complex="Arial" fo:font-size="12pt" style:font-size-asian="12pt" style:font-size-complex="12pt"/>
    </style:style>
    <style:style style:name="P29" style:parent-style-name="Normal" style:family="paragraph">
      <style:paragraph-properties fo:line-height="150%"/>
      <style:text-properties style:font-name="Arial" style:font-name-complex="Arial" fo:font-size="12pt" style:font-size-asian="12pt" style:font-size-complex="12pt"/>
    </style:style>
    <style:style style:name="P30" style:parent-style-name="Normal" style:family="paragraph">
      <style:paragraph-properties fo:line-height="150%"/>
      <style:text-properties style:font-name="Arial" style:font-name-complex="Arial" fo:font-size="12pt" style:font-size-asian="12pt" style:font-size-complex="12pt"/>
    </style:style>
    <style:style style:name="P31" style:parent-style-name="Normal" style:family="paragraph">
      <style:paragraph-properties fo:line-height="150%"/>
      <style:text-properties style:font-name="Arial" style:font-name-complex="Arial" fo:font-size="12pt" style:font-size-asian="12pt" style:font-size-complex="12pt"/>
    </style:style>
    <style:style style:name="P32" style:parent-style-name="Normal" style:family="paragraph">
      <style:paragraph-properties fo:line-height="150%"/>
      <style:text-properties style:font-name="Arial" style:font-name-complex="Arial" fo:font-size="12pt" style:font-size-asian="12pt" style:font-size-complex="12pt"/>
    </style:style>
    <style:style style:name="P33" style:parent-style-name="Normal" style:family="paragraph">
      <style:paragraph-properties fo:line-height="150%"/>
      <style:text-properties style:font-name="Arial" style:font-name-complex="Arial" fo:font-size="12pt" style:font-size-asian="12pt" style:font-size-complex="12pt"/>
    </style:style>
    <style:style style:name="P34" style:parent-style-name="Normal" style:family="paragraph">
      <style:paragraph-properties fo:line-height="150%"/>
      <style:text-properties style:font-name="Arial" style:font-name-complex="Arial" fo:font-size="12pt" style:font-size-asian="12pt" style:font-size-complex="12pt"/>
    </style:style>
    <style:style style:name="P35" style:parent-style-name="Normal" style:family="paragraph">
      <style:paragraph-properties fo:line-height="150%"/>
      <style:text-properties style:font-name="Arial" style:font-name-complex="Arial" fo:font-size="12pt" style:font-size-asian="12pt" style:font-size-complex="12pt"/>
    </style:style>
    <style:style style:name="P36" style:parent-style-name="Normal" style:family="paragraph">
      <style:paragraph-properties fo:line-height="150%"/>
      <style:text-properties style:font-name="Arial" style:font-name-complex="Arial" fo:font-size="12pt" style:font-size-asian="12pt" style:font-size-complex="12pt"/>
    </style:style>
    <style:style style:name="P37" style:parent-style-name="Normal" style:family="paragraph">
      <style:paragraph-properties fo:line-height="150%"/>
      <style:text-properties style:font-name="Arial" style:font-name-complex="Arial" fo:font-size="12pt" style:font-size-asian="12pt" style:font-size-complex="12pt"/>
    </style:style>
    <style:style style:name="P38" style:parent-style-name="Normal" style:family="paragraph">
      <style:paragraph-properties fo:line-height="150%"/>
      <style:text-properties style:font-name="Arial" style:font-name-complex="Arial" fo:font-size="12pt" style:font-size-asian="12pt" style:font-size-complex="12pt"/>
    </style:style>
    <style:style style:name="P39" style:parent-style-name="Normal" style:family="paragraph">
      <style:paragraph-properties fo:line-height="150%"/>
    </style:style>
    <style:style style:name="T40" style:parent-style-name="DefaultParagraphFont" style:family="text">
      <style:text-properties style:font-name="Arial" style:font-name-complex="Arial" fo:font-size="12pt" style:font-size-asian="12pt" style:font-size-complex="12pt"/>
    </style:style>
  </office:automatic-styles>
  <office:body>
    <office:text text:use-soft-page-breaks="true">
      <text:p text:style-name="P1">Title: Machine Learning Pipelines: Coordination Information Building and Information Science</text:p>
      <text:p text:style-name="P2">Presentation:</text:p>
      <text:p text:style-name="P3">Machine learning has gotten to be<text:s/>an<text:s/>effective instrument for extricating profitable bits of knowledge and making forecasts from expansive volumes of information. In any case, the victory of machine learning models intensely depends on the quality and accessibility of the fundamental information. Usually where the integration of information building and information science gets to be vital. Machine learning pipelines, which combine the skill of information engineers and information researchers, play a crucial part in building vigorous and efficient machine learning frameworks. In this article, we'll investigate the concept of machine learning pipelines and talk about how the collaboration between information building and information science drives fruitful machine learning ventures.</text:p>
      <text:p text:style-name="P4">Understanding Machine Learning Pipelines:</text:p>
      <text:p text:style-name="P5">A machine learning pipeline alludes to<text:s/>an<text:s/>arrangement of information processing steps that change crude information into a machine learning show. It envelops the complete lifecycle of a machine learning venture, from information collection and preprocessing to<text:s/>demonstrating<text:s/>preparation, assessment, and arrangement. Each step within the pipeline serves a particular reason and contributes to the<text:s/>general<text:s/>victory of the machine learning<text:s/>extension.</text:p>
      <text:p text:style-name="P6">Integration of Information Designing and Information Science:</text:p>
      <text:p text:style-name="P7">Information designing and information science are two complementary disciplines that come together in machine learning pipelines. Information designing centres on the collection, planning, and change of data to guarantee its quality, consistency, and accessibility. Information engineers use their<text:s/>skills<text:s/>in information capacity, handling systems, and information pipelines to form a vigorous foundation for taking care of large-scale information.</text:p>
      <text:p text:style-name="P8">On the other hand, information science includes the application of factual and<text:s/>machine-learning<text:s/>strategies to extricate experiences and construct prescient models. Information researchers work closely with information engineers to get the<text:s/><text:soft-page-break/>information, perform exploratory information examination, select fitting machine learning calculations, and prepare models utilizing the prepared information.</text:p>
      <text:p text:style-name="P9">The collaboration between information building and information science empowers the consistent stream of information all through the machine learning pipeline. Information engineers give the vital foundation and information handling capabilities, whereas information researchers use their ability in modeling and investigation to infer significant experiences from the prepared information. This integration guarantees that the machine learning models are prepared on high-quality information and deliver solid and exact forecasts.</text:p>
      <text:p text:style-name="P10">Components of a Machine Learning Pipeline:</text:p>
      <text:p text:style-name="P11">Information Collection and Preprocessing:</text:p>
      <text:p text:style-name="P12">Information engineers accumulate information from different sources, counting databases, APIs, and records.</text:p>
      <text:p text:style-name="P13">They perform information preprocessing errands such as information cleaning, normalization, and include building.</text:p>
      <text:p text:style-name="P14">Highlight Extraction and Determination:</text:p>
      <text:p text:style-name="P15">Information researchers work on highlight extraction, recognizing the important factors or traits that will be utilized as inputs to the machine learning show.</text:p>
      <text:p text:style-name="P16">They apply procedures like dimensionality diminishment and highlight determination to progress demonstrate execution and decrease computational complexity.</text:p>
      <text:p text:style-name="P17">Show Preparing and Assessment:</text:p>
      <text:p text:style-name="P18">Information researchers select fitting machine learning calculations and prepare models utilizing the pre-processed information.</text:p>
      <text:p text:style-name="P19">They assess show execution utilizing suitable<text:s/>measurements and<text:s/>repeat on the show plan to attain superior comes about.</text:p>
      <text:p text:style-name="P20">Demonstrate Sending and Observing:</text:p>
      <text:p text:style-name="P21">Information engineers and information researchers work together to convey the prepared models into generation situations.</text:p>
      <text:soft-page-break/>
      <text:p text:style-name="P22">They guarantee that the models are coordinated consistently with existing frameworks and screen their execution and accuracy over time.</text:p>
      <text:p text:style-name="P23">Benefits of Machine Learning Pipelines:</text:p>
      <text:p text:style-name="P24">Collaboration and Proficiency:</text:p>
      <text:p text:style-name="P25">By coordinating information designing and information science, machine learning pipelines cultivate collaboration and information sharing between the two groups.</text:p>
      <text:p text:style-name="P26">Information engineers and information researchers can work together more proficiently, leveraging each other's ability to fathom complex issues and convey high-quality machine-learning arrangements.</text:p>
      <text:p text:style-name="P27">Reproducibility and Adaptability:</text:p>
      <text:p text:style-name="P28">Machine learning pipelines guarantee that the information handling and modeling steps are well-documented and can be effortlessly duplicated.</text:p>
      <text:p text:style-name="P29">This versatility permits the pipeline to handle bigger datasets and adjust to changing business requirements.</text:p>
      <text:p text:style-name="P30">Information Consistency and Quality:</text:p>
      <text:p text:style-name="P31">Information building forms within the pipeline help keep up information consistency and quality by performing information cleaning, normalization, and standardization.</text:p>
      <text:p text:style-name="P32">This guarantees that the machine learning models are prepared on dependable and precise information, driving more vigorous expectations.</text:p>
      <text:p text:style-name="P33">Ceaseless Enhancement:</text:p>
      <text:p text:style-name="P34">Machine learning pipelines encourage persistent change by permitting information researchers to screen-show execution, consolidate modern information, and retrain models as required.</text:p>
      <text:p text:style-name="P35">This iterative approach empowers the refinement of models over time, driving to superior exactness and execution.</text:p>
      <text:p text:style-name="P36"/>
      <text:p text:style-name="P37"/>
      <text:soft-page-break/>
      <text:p text:style-name="P38">Conclusion:</text:p>
      <text:p text:style-name="P39"><text:span text:style-name="T40">Machine learning pipelines give a system for joining information designing and information science, empowering the proficient advancement and sending of machine learning models. The collaboration between information engineers and information researchers all through the pipeline guarantees the accessibility of high-quality information and the application of fitting modeling procedures. By leveraging the qualities of both disciplines, organizations can tackle the control of machine learning to pick up important experiences, make educated choices, and drive development in today's data-driven worl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he" style:country-complex="IL"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Olakunle Nathaniel Obafemi - olakunle.obafemi@studio.unibo.it</meta:initial-creator>
    <dc:creator>Olakunle Nathaniel Obafemi - olakunle.obafemi@studio.unibo.it</dc:creator>
    <meta:creation-date>2023-07-07T10:47:00Z</meta:creation-date>
    <dc:date>2023-07-07T10:47:00Z</dc:date>
    <meta:print-date>2023-07-07T10:45:00Z</meta:print-date>
    <meta:template xlink:href="Normal.dotm" xlink:type="simple"/>
    <meta:editing-cycles>2</meta:editing-cycles>
    <meta:editing-duration>PT0S</meta:editing-duration>
    <meta:user-defined meta:name="GrammarlyDocumentId">75b8cd59-cd1e-4906-b504-79c8588a4357</meta:user-defined>
    <meta:document-statistic meta:page-count="4" meta:paragraph-count="12" meta:word-count="904" meta:character-count="6051" meta:row-count="42" meta:non-whitespace-character-count="5159"/>
  </office:meta>
</office:document-meta>
</file>